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top" draw:auto-grow-height="false" fo:min-height="17.5cm" fo:min-width="10.5cm"/>
      <style:paragraph-properties style:writing-mode="lr-tb"/>
    </style:style>
    <style:style style:name="gr2" style:family="graphic" style:parent-style-name="standard">
      <style:graphic-properties draw:fill-color="#ffe994" draw:textarea-horizontal-align="justify" draw:textarea-vertical-align="top" draw:auto-grow-height="false" fo:min-height="11.75cm" fo:min-width="9.5cm"/>
      <style:paragraph-properties style:writing-mode="lr-tb"/>
    </style:style>
    <style:style style:name="gr3" style:family="graphic" style:parent-style-name="standard">
      <style:graphic-properties draw:fill-color="#ffe994" draw:textarea-horizontal-align="justify" draw:textarea-vertical-align="top" draw:auto-grow-height="false" fo:min-height="3.25cm" fo:min-width="9.5cm"/>
      <style:paragraph-properties style:writing-mode="lr-tb"/>
    </style:style>
    <style:style style:name="gr4" style:family="graphic" style:parent-style-name="standard">
      <style:graphic-properties draw:textarea-vertical-align="middle" draw:auto-grow-height="false" fo:min-height="3.001cm" fo:min-width="2.841cm"/>
    </style:style>
    <style:style style:name="gr5" style:family="graphic" style:parent-style-name="standard">
      <style:graphic-properties draw:stroke="none" svg:stroke-color="#000000" draw:fill="none" draw:fill-color="#ec9ba4" draw:textarea-horizontal-align="left" draw:auto-grow-height="true" draw:auto-grow-width="true" fo:min-height="0.92cm" fo:min-width="19.082cm"/>
      <style:paragraph-properties style:writing-mode="lr-tb"/>
    </style:style>
    <style:style style:name="gr6" style:family="graphic" style:parent-style-name="standard">
      <style:graphic-properties draw:fill-color="#d4ea6b" draw:textarea-horizontal-align="justify" draw:textarea-vertical-align="middle" draw:auto-grow-height="false" fo:min-height="4cm" fo:min-width="6.75cm"/>
      <style:paragraph-properties style:writing-mode="lr-tb"/>
    </style:style>
    <style:style style:name="gr7" style:family="graphic" style:parent-style-name="standard">
      <style:graphic-properties draw:textarea-vertical-align="middle" draw:auto-grow-height="false" fo:min-height="1.306cm" fo:min-width="4.95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9cm" fo:min-width="13.248cm"/>
      <style:paragraph-properties style:writing-mode="lr-tb"/>
    </style:style>
    <style:style style:name="gr9" style:family="graphic" style:parent-style-name="standard">
      <style:graphic-properties draw:fill-color="#ffe994" draw:textarea-horizontal-align="justify" draw:textarea-vertical-align="middle" draw:auto-grow-height="false" fo:min-height="8.25cm" fo:min-width="9.25cm"/>
      <style:paragraph-properties style:writing-mode="lr-tb"/>
    </style:style>
    <style:style style:name="gr10" style:family="graphic" style:parent-style-name="standard">
      <style:graphic-properties draw:fill-color="#ffe994" draw:textarea-horizontal-align="justify" draw:textarea-vertical-align="middle" draw:auto-grow-height="false" fo:min-height="2.25cm" fo:min-width="4.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9cm" fo:min-width="14.692cm"/>
      <style:paragraph-properties style:writing-mode="lr-tb"/>
    </style:style>
    <style:style style:name="gr12" style:family="graphic" style:parent-style-name="standard">
      <style:graphic-properties draw:textarea-vertical-align="middle" draw:auto-grow-height="false" fo:min-height="0.458cm" fo:min-width="0.78cm"/>
    </style:style>
    <style:style style:name="gr13" style:family="graphic" style:parent-style-name="塗りつぶしなし線なしオブジェクト">
      <style:graphic-properties draw:auto-grow-height="true" draw:auto-grow-width="true" fo:min-height="0.92cm" fo:min-width="15.31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75cm" fo:min-width="11.916cm"/>
      <style:paragraph-properties style:writing-mode="lr-tb"/>
    </style:style>
    <style:style style:name="gr15" style:family="graphic" style:parent-style-name="standard">
      <style:graphic-properties draw:fill-color="#ffe994" draw:textarea-horizontal-align="justify" draw:textarea-vertical-align="middle" draw:auto-grow-height="false" fo:min-height="1.25cm" fo:min-width="5.7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4.556cm" fo:min-width="0.3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8cm" fo:min-width="13.32cm"/>
      <style:paragraph-properties style:writing-mode="lr-tb"/>
    </style:style>
    <style:style style:name="gr18" style:family="graphic" style:parent-style-name="standard">
      <style:graphic-properties svg:stroke-width="0.081cm" svg:stroke-color="#111111" draw:marker-start-width="0.321cm" draw:marker-end-width="0.321cm" draw:fill-color="#ffffa6" draw:textarea-horizontal-align="justify" draw:textarea-vertical-align="middle" draw:auto-grow-height="false" fo:min-height="3.42cm" fo:min-width="7.92cm" fo:padding-top="0.165cm" fo:padding-bottom="0.165cm" fo:padding-left="0.29cm" fo:padding-right="0.29cm"/>
      <style:paragraph-properties style:writing-mode="lr-tb"/>
    </style:style>
    <style:style style:name="gr19" style:family="graphic" style:parent-style-name="standard">
      <style:graphic-properties svg:stroke-width="0.081cm" svg:stroke-color="#111111" draw:marker-start-width="0.321cm" draw:marker-end-width="0.321cm" draw:fill-color="#ffffa6" draw:textarea-horizontal-align="justify" draw:textarea-vertical-align="middle" draw:auto-grow-height="false" fo:min-height="1.67cm" fo:min-width="7.92cm" fo:padding-top="0.165cm" fo:padding-bottom="0.165cm" fo:padding-left="0.29cm" fo:padding-right="0.29cm"/>
      <style:paragraph-properties style:writing-mode="lr-tb"/>
    </style:style>
    <style:style style:name="gr20" style:family="graphic" style:parent-style-name="objectwithoutfill">
      <style:graphic-properties draw:marker-end="線の終点_20_1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5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4.69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8.003cm"/>
      <style:paragraph-properties style:writing-mode="lr-tb"/>
    </style:style>
    <style:style style:name="gr25" style:family="graphic" style:parent-style-name="Arrow_20_Line" style:list-style-name="L1">
      <style:graphic-properties draw:textarea-vertical-align="middle" draw:start-guide="-0.1cm" draw:end-guide="-0.25cm"/>
      <style:paragraph-properties style:writing-mode="lr-tb"/>
    </style:style>
    <style:style style:name="gr26" style:family="graphic" style:parent-style-name="standard">
      <style:graphic-properties draw:fill-color="#ffe994" draw:textarea-horizontal-align="justify" draw:textarea-vertical-align="middle" draw:auto-grow-height="false" fo:min-height="3.5cm" fo:min-width="7.251cm"/>
      <style:paragraph-properties style:writing-mode="lr-tb"/>
    </style:style>
    <style:style style:name="gr27" style:family="graphic" style:parent-style-name="standard">
      <style:graphic-properties draw:fill-color="#ffb66c" draw:textarea-horizontal-align="justify" draw:textarea-vertical-align="middle" draw:auto-grow-height="false" fo:min-height="3.25cm" fo:min-width="7.75cm"/>
      <style:paragraph-properties style:writing-mode="lr-tb"/>
    </style:style>
    <style:style style:name="gr28" style:family="graphic" style:parent-style-name="objectwithoutfill">
      <style:graphic-properties svg:stroke-width="0.106cm" draw:marker-start="線の終点_20_3" draw:marker-start-width="0.459cm" draw:marker-end="線の終点_20_4" draw:marker-end-width="0.4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draw:fill-color="#b4c7dc" draw:textarea-horizontal-align="justify" draw:textarea-vertical-align="middle" draw:auto-grow-height="false" fo:min-height="2.75cm" fo:min-width="5.75cm"/>
      <style:paragraph-properties style:writing-mode="lr-tb"/>
    </style:style>
    <style:style style:name="gr30" style:family="graphic" style:parent-style-name="standard">
      <style:graphic-properties svg:stroke-color="#f10d0c" draw:fill-color="#f7d1d5" draw:textarea-horizontal-align="justify" draw:textarea-vertical-align="middle" draw:auto-grow-height="false" fo:min-height="0.376cm" fo:min-width="2.125cm"/>
    </style:style>
    <style:style style:name="gr31" style:family="graphic" style:parent-style-name="standard">
      <style:graphic-properties draw:fill-color="#b4c7dc" draw:textarea-horizontal-align="justify" draw:textarea-vertical-align="middle" draw:auto-grow-height="false" fo:min-height="5cm" fo:min-width="1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9cm" fo:min-width="18.383cm"/>
      <style:paragraph-properties style:writing-mode="lr-tb"/>
    </style:style>
    <style:style style:name="gr33" style:family="graphic" style:parent-style-name="standard">
      <style:graphic-properties draw:fill-color="#b4c7dc" draw:textarea-horizontal-align="justify" draw:textarea-vertical-align="middle" draw:auto-grow-height="false" fo:min-height="5cm" fo:min-width="13.195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-color="#dee6ef"/>
      <style:paragraph-properties fo:text-align="start" style:writing-mode="lr-tb"/>
    </style:style>
    <style:style style:name="P3" style:family="paragraph">
      <loext:graphic-properties draw:fill-color="#ffe994"/>
      <style:paragraph-properties fo:text-align="center" style:writing-mode="lr-tb"/>
    </style:style>
    <style:style style:name="P4" style:family="paragraph">
      <loext:graphic-properties draw:fill-color="#ffe994"/>
      <style:paragraph-properties fo:text-align="start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ec9ba4"/>
      <style:paragraph-properties style:writing-mode="lr-tb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d4ea6b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style:writing-mode="lr-tb"/>
    </style:style>
    <style:style style:name="P11" style:family="paragraph">
      <loext:graphic-properties draw:fill-color="#ffffa6"/>
      <style:paragraph-properties fo:text-align="center"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JP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-color="#ffb66c"/>
      <style:paragraph-properties fo:text-align="center" style:writing-mode="lr-tb"/>
    </style:style>
    <style:style style:name="P15" style:family="paragraph">
      <loext:graphic-properties draw:fill-color="#b4c7dc"/>
      <style:paragraph-properties fo:text-align="center" style:writing-mode="lr-tb"/>
    </style:style>
    <style:style style:name="P16" style:family="paragraph">
      <loext:graphic-properties draw:fill-color="#f7d1d5"/>
      <style:paragraph-properties fo:text-align="center"/>
    </style:style>
    <style:style style:name="P17" style:family="paragraph">
      <loext:graphic-properties draw:fill-color="#b4c7dc"/>
      <style:paragraph-properties fo:text-align="start"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JP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11cm" svg:height="17.75cm" svg:x="20.883cm" svg:y="1.5cm">
          <text:p text:style-name="P1">program 全体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cm" svg:height="12cm" svg:x="21.383cm" svg:y="2.75cm">
          <text:p text:style-name="P1">デバッグ対象プログラム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cm" svg:height="3.5cm" svg:x="21.383cm" svg:y="15.25cm">
          <text:p text:style-name="P1">gdb st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34cm" svg:height="3.25cm" svg:x="19.793cm" svg:y="13.75cm">
          <text:p/>
          <draw:enhanced-geometry svg:viewBox="0 0 21600 21600" draw:text-areas="0 0 21600 21600" draw:type="circular-arrow" draw:modifiers="103.149481783253 -112.406434664073 9303.1581319230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6" draw:layer="layout" svg:width="19.582cm" svg:height="1.17cm" svg:x="1.25cm" svg:y="17.08cm">
          <draw:text-box>
            <text:p>gdb stub から、自分自身のメモリ、レジスタの状態を読み書きする</text:p>
          </draw:text-box>
        </draw:frame>
        <draw:custom-shape draw:style-name="gr6" draw:text-style-name="P8" draw:layer="layout" svg:width="7.25cm" svg:height="4.25cm" svg:x="32.133cm" svg:y="23.25cm">
          <text:p text:style-name="P7">gd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8.75cm" svg:height="9.25cm" svg:x="24.633cm" svg:y="17.75cm">
          <text:p/>
          <draw:enhanced-geometry svg:viewBox="0 0 21600 21600" draw:mirror-horizontal="true" draw:text-areas="?f2 ?f7 ?f1 ?f1 ?f7 ?f2 ?f1 ?f1" draw:type="mso-spt89" draw:modifiers="12342.8571428571 17860.5416523826 5377.23489352503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frame draw:style-name="gr8" draw:text-style-name="P9" draw:layer="layout" svg:width="13.748cm" svg:height="2.089cm" svg:x="16.133cm" svg:y="26.161cm">
          <draw:text-box>
            <text:p>ネットワークやシリアルケーブルを経由して、</text:p>
            <text:p>gdbとgdb stub で情報をやりとりする</text:p>
          </draw:text-box>
        </draw:frame>
      </draw:page>
      <draw:page draw:name="page2" draw:style-name="dp1" draw:master-page-name="標準">
        <draw:custom-shape draw:style-name="gr1" draw:text-style-name="P2" draw:layer="layout" svg:width="11cm" svg:height="17.75cm" svg:x="8.117cm" svg:y="2cm">
          <text:p text:style-name="P1">チップ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9.75cm" svg:height="8.5cm" svg:x="8.867cm" svg:y="4.75cm">
          <text:p text:style-name="P7">CPU Core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cm" svg:height="2.5cm" svg:x="12.75cm" svg:y="14.25cm">
          <text:p text:style-name="P7">デバッグ用</text:p>
          <text:p text:style-name="P7">ハードウェア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7.25cm" svg:height="4.25cm" svg:x="33.25cm" svg:y="13.25cm">
          <text:p text:style-name="P7">接続サーバー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15.192cm" svg:height="2.089cm" svg:x="20.558cm" svg:y="21.411cm">
          <draw:text-box>
            <text:p>ネットワーク経由で</text:p>
            <text:p>JTAG接続サーバーとgdbの間で情報をやりとりする</text:p>
          </draw:text-box>
        </draw:frame>
        <draw:custom-shape draw:style-name="gr12" draw:text-style-name="P5" draw:layer="controls" svg:width="2.25cm" svg:height="3cm" svg:x="10cm" svg:y="13.25cm">
          <text:p/>
          <draw:enhanced-geometry svg:viewBox="0 0 21600 21600" draw:mirror-horizontal="true" draw:mirror-vertical="fals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frame draw:style-name="gr13" draw:text-style-name="P10" draw:layer="controls" svg:width="15.81cm" svg:height="1.17cm" svg:x="4.12cm" svg:y="17.5cm">
          <draw:text-box>
            <text:p>デバッグ用ハードウェアがCPUの状態を読み書きする</text:p>
          </draw:text-box>
        </draw:frame>
        <draw:custom-shape draw:style-name="gr14" draw:text-style-name="P7" draw:layer="controls" svg:width="15.5cm" svg:height="2cm" svg:x="18cm" svg:y="14.25cm">
          <text:p text:style-name="P7">JTAG ケー ブル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3" draw:layer="controls" svg:width="6.25cm" svg:height="1.5cm" svg:x="33.75cm" svg:y="16cm">
          <text:p text:style-name="P7">gdb stub</text:p>
          <text:p text:style-name="P7">コマンドパーサー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controls" svg:width="1.75cm" svg:height="6cm" svg:x="36cm" svg:y="17.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8" draw:layer="controls" svg:width="7.25cm" svg:height="4.25cm" svg:x="33.25cm" svg:y="23.75cm">
          <text:p text:style-name="P7">gdb</text:p>
          <draw:enhanced-geometry svg:viewBox="0 0 21600 21600" draw:type="rectangle" draw:enhanced-path="M 0 0 L 21600 0 21600 21600 0 21600 0 0 Z N"/>
        </draw:custom-shape>
        <draw:frame draw:style-name="gr17" draw:text-style-name="P9" draw:layer="controls" svg:width="13.82cm" svg:height="3.008cm" svg:x="24.75cm" svg:y="10.25cm">
          <draw:text-box>
            <text:p>接続サーバーはgdb stubに来たコマンドを</text:p>
            <text:p>デバッグ用ハードウェアのコマンドに変換して</text:p>
            <text:p>JTAG経由で通信する</text:p>
          </draw:text-box>
        </draw:frame>
      </draw:page>
      <draw:page draw:name="page3" draw:style-name="dp1" draw:master-page-name="標準">
        <draw:custom-shape draw:style-name="gr18" draw:text-style-name="P11" draw:layer="layout" svg:width="8.5cm" svg:height="3.75cm" svg:x="20.5cm" svg:y="21.5cm">
          <text:p text:style-name="P7">return address</text:p>
          <text:p text:style-name="P7">(8byte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8.5cm" svg:height="2cm" svg:x="20.5cm" svg:y="11.5cm">
          <text:p text:style-name="P7">spa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8.5cm" svg:height="2cm" svg:x="20.5cm" svg:y="13.5cm">
          <text:p text:style-name="P7">x0</text:p>
          <text:p text:style-name="P7">(4byte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8.5cm" svg:height="2cm" svg:x="20.5cm" svg:y="15.5cm">
          <text:p text:style-name="P7">spa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8.5cm" svg:height="2cm" svg:x="20.5cm" svg:y="9.5cm">
          <text:p text:style-name="P7">spac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2" draw:layer="layout" svg:x1="17.75cm" svg:y1="9.5cm" svg:x2="20cm" svg:y2="9.5cm">
          <text:p/>
        </draw:line>
        <draw:frame draw:style-name="gr21" draw:text-style-name="P9" draw:layer="layout" svg:width="1.383cm" svg:height="0.962cm" svg:x="16.367cm" svg:y="9cm">
          <draw:text-box>
            <text:p>rsp</text:p>
          </draw:text-box>
        </draw:frame>
        <draw:line draw:style-name="gr20" draw:text-style-name="P12" draw:layer="layout" svg:x1="17.75cm" svg:y1="15.5cm" svg:x2="20cm" svg:y2="15.5cm">
          <text:p/>
        </draw:line>
        <draw:line draw:style-name="gr20" draw:text-style-name="P12" draw:layer="layout" svg:x1="17.75cm" svg:y1="9.5cm" svg:x2="20cm" svg:y2="9.5cm">
          <text:p/>
        </draw:line>
        <draw:frame draw:style-name="gr22" draw:text-style-name="P9" draw:layer="layout" svg:width="2.458cm" svg:height="0.962cm" svg:x="15.5cm" svg:y="15cm">
          <draw:text-box>
            <text:p>rsp+12</text:p>
          </draw:text-box>
        </draw:frame>
        <draw:custom-shape draw:style-name="gr19" draw:text-style-name="P11" draw:layer="layout" svg:width="8.5cm" svg:height="2cm" svg:x="20.5cm" svg:y="19.5cm">
          <text:p text:style-name="P7">spa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8.5cm" svg:height="2cm" svg:x="20.5cm" svg:y="17.5cm">
          <text:p text:style-name="P7">spac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2" draw:layer="layout" svg:x1="17.75cm" svg:y1="21.5cm" svg:x2="20cm" svg:y2="21.5cm">
          <text:p/>
        </draw:line>
        <draw:frame draw:style-name="gr23" draw:text-style-name="P9" draw:layer="layout" svg:width="5.193cm" svg:height="1.17cm" svg:x="12.557cm" svg:y="20.83cm">
          <draw:text-box>
            <text:p>関数開始時のrsp</text:p>
          </draw:text-box>
        </draw:frame>
        <draw:frame draw:style-name="gr21" draw:text-style-name="P9" draw:layer="layout" svg:width="1.383cm" svg:height="0.962cm" svg:x="16.368cm" svg:y="9cm">
          <draw:text-box>
            <text:p>rsp</text:p>
          </draw:text-box>
        </draw:frame>
        <draw:line draw:style-name="gr20" draw:text-style-name="P12" draw:layer="layout" svg:x1="17.75cm" svg:y1="25.25cm" svg:x2="20cm" svg:y2="25.25cm">
          <text:p/>
        </draw:line>
        <draw:frame draw:style-name="gr24" draw:text-style-name="P9" draw:layer="layout" svg:width="8.503cm" svg:height="1.17cm" svg:x="9.497cm" svg:y="24.5cm">
          <draw:text-box>
            <text:p>DWARFのフレーム開始位置</text:p>
          </draw:text-box>
        </draw:frame>
        <draw:measure draw:style-name="gr25" draw:text-style-name="P13" draw:layer="measurelines" svg:x1="30cm" svg:y1="15.5cm" svg:x2="30cm" svg:y2="25.25cm">
          <text:p text:style-name="P13"><text:span text:style-name="T1">20byte</text:span></text:p>
        </draw:measure>
      </draw:page>
      <draw:page draw:name="page4" draw:style-name="dp1" draw:master-page-name="標準">
        <draw:custom-shape draw:style-name="gr26" draw:text-style-name="P3" xml:id="id1" draw:id="id1" draw:layer="layout" svg:width="7.75cm" svg:height="6cm" svg:x="16cm" svg:y="5.25cm">
          <text:p text:style-name="P7">デバッグ情報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14" xml:id="id2" draw:id="id2" draw:layer="layout" svg:width="8.25cm" svg:height="3.5cm" svg:x="15.75cm" svg:y="15.5cm">
          <text:p text:style-name="P7">デバッグ情報ローダー</text:p>
          <draw:enhanced-geometry svg:viewBox="0 0 21600 21600" draw:type="rectangle" draw:enhanced-path="M 0 0 L 21600 0 21600 21600 0 21600 0 0 Z N"/>
        </draw:custom-shape>
        <draw:connector draw:style-name="gr28" draw:text-style-name="P12" draw:layer="layout" draw:type="line" svg:x1="19.875cm" svg:y1="11.25cm" svg:x2="19.875cm" svg:y2="15.5cm" draw:start-shape="id1" draw:start-glue-point="7" draw:end-shape="id2" draw:end-glue-point="0" svg:d="M19875 11250v4250" svg:viewBox="0 0 1 4251">
          <text:p/>
        </draw:connector>
        <draw:custom-shape draw:style-name="gr29" draw:text-style-name="P15" draw:layer="layout" svg:width="6.25cm" svg:height="3cm" svg:x="4.75cm" svg:y="15.5cm">
          <text:p text:style-name="P7">シンボル名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3cm" svg:height="1.25cm" svg:x="11.75cm" svg:y="16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17" draw:layer="layout" svg:width="10.5cm" svg:height="5.25cm" svg:x="27.75cm" svg:y="14.75cm">
          <text:p text:style-name="P1">変数の情報</text:p>
          <text:p text:style-name="P1"><text:s/>- シンボル</text:p>
          <text:p text:style-name="P1"><text:s/>- アドレス</text:p>
          <text:p text:style-name="P1"><text:s/>- 型</text:p>
          <text:p text:style-name="P1"><text:s/>- ...等々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3cm" svg:height="1.25cm" svg:x="24.5cm" svg:y="16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" draw:text-style-name="P9" draw:layer="layout" svg:width="18.883cm" svg:height="2.089cm" svg:x="18.75cm" svg:y="21.5cm">
          <draw:text-box>
            <text:p>デバッグ情報ローダーにシンボル名を入れると</text:p>
            <text:p>そのシンボルに関する情報をデバッグ情報から取り出してくれる</text:p>
          </draw:text-box>
        </draw:frame>
      </draw:page>
      <draw:page draw:name="page5" draw:style-name="dp1" draw:master-page-name="標準">
        <draw:custom-shape draw:style-name="gr26" draw:text-style-name="P3" xml:id="id3" draw:id="id3" draw:layer="layout" svg:width="7.75cm" svg:height="6cm" svg:x="16cm" svg:y="5.25cm">
          <text:p text:style-name="P7">デバッグ情報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14" xml:id="id4" draw:id="id4" draw:layer="layout" svg:width="8.25cm" svg:height="3.5cm" svg:x="15.75cm" svg:y="15.5cm">
          <text:p text:style-name="P7">デバッグ情報ローダー</text:p>
          <draw:enhanced-geometry svg:viewBox="0 0 21600 21600" draw:type="rectangle" draw:enhanced-path="M 0 0 L 21600 0 21600 21600 0 21600 0 0 Z N"/>
        </draw:custom-shape>
        <draw:connector draw:style-name="gr28" draw:text-style-name="P12" draw:layer="layout" draw:type="line" svg:x1="19.875cm" svg:y1="11.25cm" svg:x2="19.875cm" svg:y2="15.5cm" draw:start-shape="id3" draw:start-glue-point="7" draw:end-shape="id4" draw:end-glue-point="0" svg:d="M19875 11250v4250" svg:viewBox="0 0 1 4251">
          <text:p/>
        </draw:connector>
        <draw:custom-shape draw:style-name="gr29" draw:text-style-name="P15" draw:layer="layout" svg:width="6.25cm" svg:height="3cm" svg:x="4.75cm" svg:y="15.5cm">
          <text:p text:style-name="P7">アドレス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3cm" svg:height="1.25cm" svg:x="11.75cm" svg:y="16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17" draw:layer="layout" svg:width="10.5cm" svg:height="5.25cm" svg:x="27.75cm" svg:y="14.75cm">
          <text:p text:style-name="P1">変数の情報</text:p>
          <text:p text:style-name="P1"><text:s/>- シンボル</text:p>
          <text:p text:style-name="P1"><text:s/>- アドレス</text:p>
          <text:p text:style-name="P1"><text:s/>- 型</text:p>
          <text:p text:style-name="P1"><text:s/>- ...等々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3cm" svg:height="1.25cm" svg:x="24.5cm" svg:y="16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" draw:text-style-name="P9" draw:layer="layout" svg:width="18.883cm" svg:height="2.089cm" svg:x="18.75cm" svg:y="21.5cm">
          <draw:text-box>
            <text:p>デバッグ情報ローダーにアドレスを入れると</text:p>
            <text:p>そのアドレスに関する情報をデバッグ情報から取り出してくれる</text:p>
          </draw:text-box>
        </draw:frame>
      </draw:page>
      <draw:page draw:name="page6" draw:style-name="dp1" draw:master-page-name="標準">
        <draw:custom-shape draw:style-name="gr26" draw:text-style-name="P3" xml:id="id5" draw:id="id5" draw:layer="layout" svg:width="7.75cm" svg:height="6cm" svg:x="16cm" svg:y="5.25cm">
          <text:p text:style-name="P7">デバッグ情報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14" xml:id="id6" draw:id="id6" draw:layer="layout" svg:width="8.25cm" svg:height="3.5cm" svg:x="15.75cm" svg:y="15.5cm">
          <text:p text:style-name="P7">デバッグ情報ローダー</text:p>
          <draw:enhanced-geometry svg:viewBox="0 0 21600 21600" draw:type="rectangle" draw:enhanced-path="M 0 0 L 21600 0 21600 21600 0 21600 0 0 Z N"/>
        </draw:custom-shape>
        <draw:connector draw:style-name="gr28" draw:text-style-name="P12" draw:layer="layout" draw:type="line" svg:x1="19.875cm" svg:y1="11.25cm" svg:x2="19.875cm" svg:y2="15.5cm" draw:start-shape="id5" draw:start-glue-point="7" draw:end-shape="id6" draw:end-glue-point="0" svg:d="M19875 11250v4250" svg:viewBox="0 0 1 4251">
          <text:p/>
        </draw:connector>
        <draw:custom-shape draw:style-name="gr29" draw:text-style-name="P15" draw:layer="layout" svg:width="6.25cm" svg:height="3cm" svg:x="4.75cm" svg:y="15.5cm">
          <text:p text:style-name="P7">アドレス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3cm" svg:height="1.25cm" svg:x="11.75cm" svg:y="16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17" draw:layer="layout" svg:width="10.5cm" svg:height="5.25cm" svg:x="27.75cm" svg:y="14.75cm">
          <text:p text:style-name="P1">アドレスと対応する</text:p>
          <text:p text:style-name="P1">ソースコードの位置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3cm" svg:height="1.25cm" svg:x="24.5cm" svg:y="16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" draw:text-style-name="P9" draw:layer="layout" svg:width="23.934cm" svg:height="2.089cm" svg:x="16.066cm" svg:y="21.161cm">
          <draw:text-box>
            <text:p>デバッグ情報ローダーにアドレスを入れると</text:p>
            <text:p>そのアドレスと対応するソースコードの位置をデバッグ情報から取り出してくれる</text:p>
          </draw:text-box>
        </draw:frame>
      </draw:page>
      <draw:page draw:name="page7" draw:style-name="dp1" draw:master-page-name="標準">
        <draw:custom-shape draw:style-name="gr26" draw:text-style-name="P3" xml:id="id7" draw:id="id7" draw:layer="layout" svg:width="7.75cm" svg:height="6cm" svg:x="16cm" svg:y="5.25cm">
          <text:p text:style-name="P7">デバッグ情報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14" xml:id="id8" draw:id="id8" draw:layer="layout" svg:width="8.25cm" svg:height="3.5cm" svg:x="15.75cm" svg:y="15.5cm">
          <text:p text:style-name="P7">デバッグ情報ローダー</text:p>
          <draw:enhanced-geometry svg:viewBox="0 0 21600 21600" draw:type="rectangle" draw:enhanced-path="M 0 0 L 21600 0 21600 21600 0 21600 0 0 Z N"/>
        </draw:custom-shape>
        <draw:connector draw:style-name="gr28" draw:text-style-name="P12" draw:layer="layout" draw:type="line" svg:x1="19.875cm" svg:y1="11.25cm" svg:x2="19.875cm" svg:y2="15.5cm" draw:start-shape="id7" draw:start-glue-point="7" draw:end-shape="id8" draw:end-glue-point="0" svg:d="M19875 11250v4250" svg:viewBox="0 0 1 4251">
          <text:p/>
        </draw:connector>
        <draw:custom-shape draw:style-name="gr29" draw:text-style-name="P15" draw:layer="layout" svg:width="6.25cm" svg:height="3cm" svg:x="4.75cm" svg:y="15.5cm">
          <text:p text:style-name="P7">アドレス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3cm" svg:height="1.25cm" svg:x="11.75cm" svg:y="16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17" draw:layer="layout" svg:width="13.695cm" svg:height="5.25cm" svg:x="27.75cm" svg:y="14.75cm">
          <text:p text:style-name="P1">アドレスにおけるローカル変数割り当ての状況</text:p>
          <text:p text:style-name="P1"><text:s/>- x0 : rbx</text:p>
          <text:p text:style-name="P1"><text:s/>- x1 : rax</text:p>
          <text:p text:style-name="P1"><text:s/>- ...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3cm" svg:height="1.25cm" svg:x="24.5cm" svg:y="16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" draw:text-style-name="P9" draw:layer="layout" svg:width="18.883cm" svg:height="2.089cm" svg:x="16.066cm" svg:y="21.161cm">
          <draw:text-box>
            <text:p>デバッグ情報ローダーにアドレスを入れると</text:p>
            <text:p>そのアドレスにおける変数割り当ての状況を取り出してくれる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VL ゴシック" svg:font-family="'VL ゴシック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0.555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9T17:28:58.612294106</meta:creation-date>
    <dc:date>2021-07-22T07:23:23.055743014</dc:date>
    <meta:editing-duration>PT1H6M47S</meta:editing-duration>
    <meta:editing-cycles>37</meta:editing-cycles>
    <meta:generator>LibreOffice/7.1.4.2$Linux_X86_64 LibreOffice_project/10$Build-2</meta:generator>
    <meta:document-statistic meta:object-count="70"/>
  </office:meta>
</office:document-meta>
</file>